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LinLibertine_RI_B-Identity-H" svg:font-family="LinLibertine_RI_B-Identity-H"/>
    <style:font-face style:name="LinLibertine_RZ_B-Identity-H" svg:font-family="LinLibertine_RZ_B-Identity-H"/>
    <style:font-face style:name="LinLibertine_R_B-Identity-H" svg:font-family="LinLibertine_R_B-Identity-H"/>
    <style:font-face style:name="Lohit Marathi1" svg:font-family="'Lohit Marathi'"/>
    <style:font-face style:name="Liberation Serif1" svg:font-family="'Liberation Serif'" style:font-family-generic="roman"/>
    <style:font-face style:name="Arial Unicode MS" svg:font-family="'Arial Unicode MS'" style:font-family-generic="swiss"/>
    <style:font-face style:name="Arial Unicode MS2" svg:font-family="'Arial Unicode MS'" style:font-adornments="Standard" style:font-family-generic="swiss"/>
    <style:font-face style:name="Tahoma" svg:font-family="Tahoma"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Arial Unicode MS1" svg:font-family="'Arial Unicode MS'" style:font-adornments="Standard"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style:font-name="DejaVu Serif" fo:font-size="12pt"/>
    </style:style>
    <style:style style:name="P2" style:family="paragraph" style:parent-style-name="Standard">
      <style:text-properties style:font-name="DejaVu Serif" fo:font-size="12pt" fo:font-weight="bold" style:font-weight-asian="bold" style:font-weight-complex="bold"/>
    </style:style>
    <style:style style:name="P3" style:family="paragraph" style:parent-style-name="Standard" style:list-style-name="">
      <style:paragraph-properties fo:text-align="start" style:justify-single-word="false" style:text-autospace="none"/>
      <style:text-properties style:font-name="DejaVu Serif" fo:font-size="12pt"/>
    </style:style>
    <style:style style:name="P4" style:family="paragraph" style:parent-style-name="Standard" style:list-style-name="">
      <style:paragraph-properties fo:text-align="start" style:justify-single-word="false" style:text-autospace="none"/>
      <style:text-properties style:font-name="DejaVu Serif" fo:font-size="12pt" fo:language="en" fo:country="US" style:font-size-asian="13pt" style:font-size-complex="13pt"/>
    </style:style>
    <style:style style:name="P5" style:family="paragraph" style:parent-style-name="Standard" style:list-style-name="">
      <style:paragraph-properties fo:text-align="start" style:justify-single-word="false" style:text-autospace="none"/>
      <style:text-properties style:font-name="DejaVu Serif" fo:font-size="12pt" fo:language="en" fo:country="US" fo:font-style="normal" style:font-size-asian="13pt" style:font-style-asian="normal" style:font-size-complex="13pt" style:font-style-complex="normal"/>
    </style:style>
    <style:style style:name="P6" style:family="paragraph" style:parent-style-name="Standard" style:list-style-name="">
      <style:paragraph-properties fo:text-align="start" style:justify-single-word="false" style:text-autospace="none"/>
      <style:text-properties style:font-name="DejaVu Serif" fo:font-size="12pt" style:font-size-asian="13pt" style:font-size-complex="13pt"/>
    </style:style>
    <style:style style:name="P7" style:family="paragraph" style:parent-style-name="Standard" style:list-style-name="">
      <style:paragraph-properties fo:text-align="start" style:justify-single-word="false" style:text-autospace="none"/>
      <style:text-properties style:font-name="DejaVu Serif" fo:font-size="12pt" style:font-size-asian="11pt" style:font-size-complex="11pt"/>
    </style:style>
    <style:style style:name="P8" style:family="paragraph" style:parent-style-name="Standard" style:list-style-name="">
      <style:paragraph-properties fo:text-align="start" style:justify-single-word="false" style:text-autospace="none"/>
      <style:text-properties style:font-name="DejaVu Serif" fo:font-size="12pt" fo:font-style="normal" style:font-size-asian="13pt" style:font-style-asian="normal" style:font-size-complex="13pt" style:font-style-complex="normal"/>
    </style:style>
    <style:style style:name="P9" style:family="paragraph" style:parent-style-name="Standard" style:list-style-name="">
      <style:paragraph-properties fo:text-align="start" style:justify-single-word="false" style:text-autospace="none"/>
      <style:text-properties style:font-name="DejaVu Serif" fo:font-size="12pt" fo:font-style="normal" fo:font-weight="normal" style:font-size-asian="13pt" style:font-style-asian="normal" style:font-weight-asian="normal" style:font-size-complex="13pt" style:font-style-complex="normal" style:font-weight-complex="normal"/>
    </style:style>
    <style:style style:name="P10" style:family="paragraph" style:parent-style-name="Standard" style:list-style-name="">
      <style:paragraph-properties fo:text-align="start" style:justify-single-word="false" style:text-autospace="none"/>
      <style:text-properties style:font-name="DejaVu Serif" fo:font-size="12pt" fo:font-weight="normal" style:font-size-asian="13pt" style:font-weight-asian="normal" style:font-size-complex="13pt" style:font-weight-complex="normal"/>
    </style:style>
    <style:style style:name="P11" style:family="paragraph" style:parent-style-name="Standard" style:list-style-name="">
      <style:paragraph-properties fo:text-align="start" style:justify-single-word="false" style:text-autospace="none"/>
      <style:text-properties style:font-name="DejaVu Serif" fo:font-size="12pt" fo:language="de" fo:country="DE" style:font-size-asian="13pt" style:font-size-complex="13pt"/>
    </style:style>
    <style:style style:name="P12" style:family="paragraph" style:parent-style-name="Standard" style:list-style-name="">
      <style:paragraph-properties fo:text-align="start" style:justify-single-word="false" style:text-autospace="none"/>
      <style:text-properties style:font-name="DejaVu Serif" fo:font-size="12pt" fo:language="de" fo:country="DE" style:font-name-asian="LinLibertine_R_B-Identity-H" style:font-size-asian="11pt" style:font-name-complex="LinLibertine_R_B-Identity-H" style:font-size-complex="11pt"/>
    </style:style>
    <style:style style:name="P13" style:family="paragraph" style:parent-style-name="Standard" style:list-style-name="">
      <style:paragraph-properties fo:text-align="start" style:justify-single-word="false" style:text-autospace="none"/>
      <style:text-properties style:font-name="DejaVu Serif" fo:font-size="12pt" fo:language="de" fo:country="DE" style:font-size-asian="11pt" style:font-size-complex="11pt"/>
    </style:style>
    <style:style style:name="P14" style:family="paragraph" style:parent-style-name="Standard" style:list-style-name="">
      <style:paragraph-properties fo:text-align="start" style:justify-single-word="false" fo:break-before="page" style:text-autospace="none"/>
      <style:text-properties style:font-name="DejaVu Serif" fo:font-size="12pt" fo:language="de" fo:country="DE" fo:font-weight="bold" style:font-size-asian="13pt" style:font-weight-asian="bold" style:font-size-complex="13pt" style:font-weight-complex="bold"/>
    </style:style>
    <style:style style:name="T1" style:family="text">
      <style:text-properties style:font-name="LinLibertine_RI_B-Identity-H" fo:font-style="italic" style:font-name-asian="LinLibertine_RI_B-Identity-H" style:font-size-asian="11pt" style:font-style-asian="italic" style:font-name-complex="LinLibertine_RI_B-Identity-H" style:font-size-complex="11pt" style:font-style-complex="italic"/>
    </style:style>
    <style:style style:name="T2" style:family="text">
      <style:text-properties style:font-name="LinLibertine_RI_B-Identity-H" fo:font-style="normal" style:font-name-asian="LinLibertine_RI_B-Identity-H" style:font-size-asian="11pt" style:font-style-asian="normal" style:font-name-complex="LinLibertine_RI_B-Identity-H" style:font-size-complex="11pt" style:font-style-complex="normal"/>
    </style:style>
    <style:style style:name="T3" style:family="text">
      <style:text-properties style:font-name="LinLibertine_RI_B-Identity-H" fo:language="en" fo:country="US" fo:font-style="italic" fo:font-weight="normal" style:font-name-asian="LinLibertine_RI_B-Identity-H" style:font-size-asian="11pt" style:font-style-asian="italic" style:font-weight-asian="normal" style:font-name-complex="LinLibertine_RI_B-Identity-H" style:font-size-complex="11pt" style:font-style-complex="italic" style:font-weight-complex="normal"/>
    </style:style>
    <style:style style:name="T4" style:family="text">
      <style:text-properties style:font-name="LinLibertine_RI_B-Identity-H" fo:language="en" fo:country="US" fo:font-style="italic" style:font-name-asian="LinLibertine_RI_B-Identity-H" style:font-style-asian="italic" style:font-name-complex="LinLibertine_RI_B-Identity-H" style:font-style-complex="italic"/>
    </style:style>
    <style:style style:name="T5" style:family="text">
      <style:text-properties style:font-name="LinLibertine_RI_B-Identity-H" fo:language="en" fo:country="US" fo:font-style="italic" style:font-name-asian="LinLibertine_RI_B-Identity-H" style:font-size-asian="11pt" style:font-style-asian="italic" style:font-name-complex="LinLibertine_RI_B-Identity-H" style:font-size-complex="11pt" style:font-style-complex="italic"/>
    </style:style>
    <style:style style:name="T6" style:family="text">
      <style:text-properties style:font-name="LinLibertine_R_B-Identity-H" style:font-name-asian="LinLibertine_R_B-Identity-H" style:font-name-complex="LinLibertine_R_B-Identity-H"/>
    </style:style>
    <style:style style:name="T7" style:family="text">
      <style:text-properties style:font-name="LinLibertine_R_B-Identity-H" style:font-name-asian="LinLibertine_R_B-Identity-H" style:font-size-asian="11pt" style:font-name-complex="LinLibertine_R_B-Identity-H" style:font-size-complex="11pt"/>
    </style:style>
    <style:style style:name="T8" style:family="text">
      <style:text-properties style:font-name="LinLibertine_R_B-Identity-H" fo:font-style="italic" style:font-name-asian="LinLibertine_R_B-Identity-H" style:font-style-asian="italic" style:font-name-complex="LinLibertine_R_B-Identity-H" style:font-style-complex="italic"/>
    </style:style>
    <style:style style:name="T9" style:family="text">
      <style:text-properties style:font-name="LinLibertine_R_B-Identity-H" fo:font-size="13pt" fo:language="en" fo:country="US" style:font-name-asian="LinLibertine_R_B-Identity-H" style:font-name-complex="LinLibertine_R_B-Identity-H"/>
    </style:style>
    <style:style style:name="T10" style:family="text">
      <style:text-properties style:font-name="LinLibertine_R_B-Identity-H" fo:font-size="13pt" fo:language="en" fo:country="US" style:font-name-asian="LinLibertine_R_B-Identity-H" style:font-size-asian="11pt" style:font-name-complex="LinLibertine_R_B-Identity-H" style:font-size-complex="11pt"/>
    </style:style>
    <style:style style:name="T11" style:family="text">
      <style:text-properties style:font-name="LinLibertine_R_B-Identity-H" fo:font-size="13pt" fo:language="en" fo:country="US" fo:font-style="normal" fo:font-weight="normal" style:font-name-asian="LinLibertine_R_B-Identity-H" style:font-size-asian="11pt" style:font-style-asian="normal" style:font-weight-asian="normal" style:font-name-complex="LinLibertine_R_B-Identity-H" style:font-size-complex="11pt" style:font-style-complex="normal" style:font-weight-complex="normal"/>
    </style:style>
    <style:style style:name="T12" style:family="text">
      <style:text-properties style:font-name="LinLibertine_R_B-Identity-H" fo:font-size="13pt" fo:language="en" fo:country="US" fo:font-style="normal" fo:font-weight="normal" style:font-name-asian="LinLibertine_R_B-Identity-H" style:font-style-asian="normal" style:font-weight-asian="normal" style:font-name-complex="LinLibertine_R_B-Identity-H" style:font-style-complex="normal" style:font-weight-complex="normal"/>
    </style:style>
    <style:style style:name="T13" style:family="text">
      <style:text-properties style:font-name="LinLibertine_R_B-Identity-H" fo:font-size="13pt" fo:language="en" fo:country="US" fo:font-weight="bold" style:font-name-asian="LinLibertine_R_B-Identity-H" style:font-weight-asian="bold" style:font-name-complex="LinLibertine_R_B-Identity-H" style:font-weight-complex="bold"/>
    </style:style>
    <style:style style:name="T14" style:family="text">
      <style:text-properties style:font-name="LinLibertine_R_B-Identity-H" fo:font-size="13pt" fo:language="en" fo:country="US" fo:font-weight="normal" style:font-name-asian="LinLibertine_R_B-Identity-H" style:font-size-asian="11pt" style:font-weight-asian="normal" style:font-name-complex="LinLibertine_R_B-Identity-H" style:font-size-complex="11pt" style:font-weight-complex="normal"/>
    </style:style>
    <style:style style:name="T15" style:family="text">
      <style:text-properties style:font-name="LinLibertine_R_B-Identity-H" fo:language="en" fo:country="US" style:font-name-asian="LinLibertine_R_B-Identity-H" style:font-name-complex="LinLibertine_R_B-Identity-H"/>
    </style:style>
    <style:style style:name="T16" style:family="text">
      <style:text-properties style:font-name="LinLibertine_R_B-Identity-H" fo:language="en" fo:country="US" style:font-name-asian="LinLibertine_R_B-Identity-H" style:font-size-asian="13pt" style:font-name-complex="LinLibertine_R_B-Identity-H" style:font-size-complex="13pt"/>
    </style:style>
    <style:style style:name="T17" style:family="text">
      <style:text-properties style:font-name="LinLibertine_R_B-Identity-H" fo:language="en" fo:country="US" style:font-name-asian="LinLibertine_R_B-Identity-H" style:font-size-asian="11pt" style:font-name-complex="LinLibertine_R_B-Identity-H" style:font-size-complex="11pt"/>
    </style:style>
    <style:style style:name="T18" style:family="text">
      <style:text-properties style:font-name="LinLibertine_R_B-Identity-H" fo:language="en" fo:country="US" fo:font-style="italic" style:font-name-asian="LinLibertine_R_B-Identity-H" style:font-size-asian="13pt" style:font-style-asian="italic" style:font-name-complex="LinLibertine_R_B-Identity-H" style:font-size-complex="13pt" style:font-style-complex="italic"/>
    </style:style>
    <style:style style:name="T19" style:family="text">
      <style:text-properties style:font-name="LinLibertine_R_B-Identity-H" fo:language="en" fo:country="US" fo:font-style="italic" style:font-name-asian="LinLibertine_R_B-Identity-H" style:font-size-asian="11pt" style:font-style-asian="italic" style:font-name-complex="LinLibertine_R_B-Identity-H" style:font-size-complex="11pt" style:font-style-complex="italic"/>
    </style:style>
    <style:style style:name="T20" style:family="text">
      <style:text-properties style:font-name="LinLibertine_R_B-Identity-H" fo:language="en" fo:country="US" fo:font-style="italic" style:font-name-asian="LinLibertine_R_B-Identity-H" style:font-style-asian="italic" style:font-name-complex="LinLibertine_R_B-Identity-H" style:font-style-complex="italic"/>
    </style:style>
    <style:style style:name="T21" style:family="text">
      <style:text-properties style:font-name="LinLibertine_R_B-Identity-H" fo:language="en" fo:country="US" fo:font-style="normal" style:font-name-asian="LinLibertine_R_B-Identity-H" style:font-style-asian="normal" style:font-name-complex="LinLibertine_R_B-Identity-H" style:font-style-complex="normal"/>
    </style:style>
    <style:style style:name="T22" style:family="text">
      <style:text-properties style:font-name="LinLibertine_R_B-Identity-H" fo:language="en" fo:country="US" fo:font-style="normal" style:font-name-asian="LinLibertine_R_B-Identity-H" style:font-size-asian="11pt" style:font-style-asian="normal" style:font-name-complex="LinLibertine_R_B-Identity-H" style:font-size-complex="11pt" style:font-style-complex="normal"/>
    </style:style>
    <style:style style:name="T23" style:family="text">
      <style:text-properties style:font-name="LinLibertine_R_B-Identity-H" fo:language="en" fo:country="US" fo:font-style="normal" fo:font-weight="normal" style:font-name-asian="LinLibertine_R_B-Identity-H" style:font-size-asian="11pt" style:font-style-asian="normal" style:font-weight-asian="normal" style:font-name-complex="LinLibertine_R_B-Identity-H" style:font-size-complex="11pt" style:font-style-complex="normal" style:font-weight-complex="normal"/>
    </style:style>
    <style:style style:name="T24" style:family="text">
      <style:text-properties style:font-name="LinLibertine_R_B-Identity-H" fo:language="en" fo:country="US" fo:font-style="normal" fo:font-weight="normal" style:font-name-asian="LinLibertine_R_B-Identity-H" style:font-style-asian="normal" style:font-weight-asian="normal" style:font-name-complex="LinLibertine_R_B-Identity-H" style:font-style-complex="normal" style:font-weight-complex="normal"/>
    </style:style>
    <style:style style:name="T25" style:family="text">
      <style:text-properties style:font-name="LinLibertine_R_B-Identity-H" fo:language="en" fo:country="US" fo:font-weight="normal" style:font-name-asian="LinLibertine_R_B-Identity-H" style:font-size-asian="11pt" style:font-weight-asian="normal" style:font-name-complex="LinLibertine_R_B-Identity-H" style:font-size-complex="11pt" style:font-weight-complex="normal"/>
    </style:style>
    <style:style style:name="T26" style:family="text">
      <style:text-properties style:font-name="LinLibertine_R_B-Identity-H" fo:font-style="normal" style:font-name-asian="LinLibertine_R_B-Identity-H" style:font-size-asian="11pt" style:font-style-asian="normal" style:font-name-complex="LinLibertine_R_B-Identity-H" style:font-size-complex="11pt" style:font-style-complex="normal"/>
    </style:style>
    <style:style style:name="T27" style:family="text">
      <style:text-properties style:font-name="LinLibertine_R_B-Identity-H" fo:font-style="normal" fo:font-weight="normal" style:font-name-asian="LinLibertine_R_B-Identity-H" style:font-size-asian="11pt" style:font-style-asian="normal" style:font-weight-asian="normal" style:font-name-complex="LinLibertine_R_B-Identity-H" style:font-size-complex="11pt" style:font-style-complex="normal" style:font-weight-complex="normal"/>
    </style:style>
    <style:style style:name="T28" style:family="text">
      <style:text-properties fo:font-style="italic" style:font-style-asian="italic" style:font-style-complex="italic"/>
    </style:style>
    <style:style style:name="T29" style:family="text">
      <style:text-properties fo:font-style="italic" style:font-name-asian="LinLibertine_RI_B-Identity-H" style:font-size-asian="11pt" style:font-style-asian="italic" style:font-name-complex="LinLibertine_RI_B-Identity-H" style:font-size-complex="11pt" style:font-style-complex="italic"/>
    </style:style>
    <style:style style:name="T30" style:family="text">
      <style:text-properties fo:font-style="italic" style:font-name-asian="LinLibertine_RI_B-Identity-H" style:font-style-asian="italic" style:font-name-complex="LinLibertine_RI_B-Identity-H" style:font-style-complex="italic"/>
    </style:style>
    <style:style style:name="T31" style:family="text">
      <style:text-properties fo:font-style="italic" style:font-name-asian="LinLibertine_R_B-Identity-H" style:font-style-asian="italic" style:font-name-complex="LinLibertine_R_B-Identity-H" style:font-style-complex="italic"/>
    </style:style>
    <style:style style:name="T32" style:family="text">
      <style:text-properties fo:font-style="italic" style:font-name-asian="LinLibertine_R_B-Identity-H" style:font-size-asian="11pt" style:font-style-asian="italic" style:font-name-complex="LinLibertine_R_B-Identity-H" style:font-size-complex="11pt" style:font-style-complex="italic"/>
    </style:style>
    <style:style style:name="T33" style:family="text">
      <style:text-properties style:font-name="LinLibertine_RZ_B-Identity-H" fo:font-weight="bold" style:font-name-asian="LinLibertine_RZ_B-Identity-H" style:font-size-asian="11pt" style:font-weight-asian="bold" style:font-name-complex="LinLibertine_RZ_B-Identity-H" style:font-size-complex="11pt" style:font-weight-complex="bold"/>
    </style:style>
    <style:style style:name="T34" style:family="text">
      <style:text-properties style:font-name="LinLibertine_RZ_B-Identity-H" fo:font-style="normal" fo:font-weight="bold" style:font-name-asian="LinLibertine_RZ_B-Identity-H" style:font-size-asian="11pt" style:font-style-asian="normal" style:font-weight-asian="bold" style:font-name-complex="LinLibertine_RZ_B-Identity-H" style:font-size-complex="11pt" style:font-style-complex="normal" style:font-weight-complex="bold"/>
    </style:style>
    <style:style style:name="T35" style:family="text">
      <style:text-properties style:font-name="LinLibertine_RZ_B-Identity-H" fo:language="en" fo:country="US" fo:font-style="normal" fo:font-weight="bold" style:font-name-asian="LinLibertine_RZ_B-Identity-H" style:font-size-asian="11pt" style:font-style-asian="normal" style:font-weight-asian="bold" style:font-name-complex="LinLibertine_RZ_B-Identity-H" style:font-size-complex="11pt" style:font-style-complex="normal" style:font-weight-complex="bold"/>
    </style:style>
    <style:style style:name="T36" style:family="text">
      <style:text-properties style:font-name="LinLibertine_RZ_B-Identity-H" fo:language="en" fo:country="US" fo:font-style="normal" fo:font-weight="normal" style:font-name-asian="LinLibertine_RZ_B-Identity-H" style:font-size-asian="11pt" style:font-style-asian="normal" style:font-weight-asian="normal" style:font-name-complex="LinLibertine_RZ_B-Identity-H" style:font-size-complex="11pt" style:font-style-complex="normal" style:font-weight-complex="normal"/>
    </style:style>
    <style:style style:name="T37" style:family="text">
      <style:text-properties fo:language="en" fo:country="US"/>
    </style:style>
    <style:style style:name="T38" style:family="text">
      <style:text-properties fo:language="en" fo:country="US" fo:font-style="normal" fo:font-weight="normal" style:font-name-asian="LinLibertine_R_B-Identity-H" style:font-size-asian="11pt" style:font-style-asian="normal" style:font-weight-asian="normal" style:font-name-complex="LinLibertine_R_B-Identity-H" style:font-size-complex="11pt" style:font-style-complex="normal" style:font-weight-complex="normal"/>
    </style:style>
    <style:style style:name="T39" style:family="text">
      <style:text-properties fo:language="en" fo:country="US" fo:font-style="normal" fo:font-weight="normal" style:font-name-asian="LinLibertine_R_B-Identity-H" style:font-style-asian="normal" style:font-weight-asian="normal" style:font-name-complex="LinLibertine_R_B-Identity-H" style:font-style-complex="normal" style:font-weight-complex="normal"/>
    </style:style>
    <style:style style:name="T40" style:family="text">
      <style:text-properties fo:language="en" fo:country="US" fo:font-style="normal" fo:font-weight="normal" style:font-name-asian="LinLibertine_RZ_B-Identity-H" style:font-size-asian="11pt" style:font-style-asian="normal" style:font-weight-asian="normal" style:font-name-complex="LinLibertine_RZ_B-Identity-H" style:font-size-complex="11pt" style:font-style-complex="normal" style:font-weight-complex="normal"/>
    </style:style>
    <style:style style:name="T41" style:family="text">
      <style:text-properties fo:language="en" fo:country="US" fo:font-style="normal" style:font-name-asian="LinLibertine_R_B-Identity-H" style:font-style-asian="normal" style:font-name-complex="LinLibertine_R_B-Identity-H" style:font-style-complex="normal"/>
    </style:style>
    <style:style style:name="T42" style:family="text">
      <style:text-properties fo:language="en" fo:country="US" fo:font-style="normal" style:font-name-asian="LinLibertine_R_B-Identity-H" style:font-size-asian="11pt" style:font-style-asian="normal" style:font-name-complex="LinLibertine_R_B-Identity-H" style:font-size-complex="11pt" style:font-style-complex="normal"/>
    </style:style>
    <style:style style:name="T43" style:family="text">
      <style:text-properties fo:language="en" fo:country="US" fo:font-style="normal" fo:font-weight="bold" style:font-name-asian="LinLibertine_RZ_B-Identity-H" style:font-size-asian="11pt" style:font-style-asian="normal" style:font-weight-asian="bold" style:font-name-complex="LinLibertine_RZ_B-Identity-H" style:font-size-complex="11pt" style:font-style-complex="normal" style:font-weight-complex="bold"/>
    </style:style>
    <style:style style:name="T44" style:family="text">
      <style:text-properties fo:language="en" fo:country="US" fo:font-weight="normal" style:font-name-asian="LinLibertine_R_B-Identity-H" style:font-size-asian="11pt" style:font-weight-asian="normal" style:font-name-complex="LinLibertine_R_B-Identity-H" style:font-size-complex="11pt" style:font-weight-complex="normal"/>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style:font-name-asian="LinLibertine_R_B-Identity-H" style:font-size-asian="13pt" style:font-style-asian="italic" style:font-name-complex="LinLibertine_R_B-Identity-H" style:font-size-complex="13pt" style:font-style-complex="italic"/>
    </style:style>
    <style:style style:name="T47" style:family="text">
      <style:text-properties fo:language="en" fo:country="US" fo:font-style="italic" style:font-name-asian="LinLibertine_R_B-Identity-H" style:font-style-asian="italic" style:font-name-complex="LinLibertine_R_B-Identity-H" style:font-style-complex="italic"/>
    </style:style>
    <style:style style:name="T48" style:family="text">
      <style:text-properties fo:language="en" fo:country="US" fo:font-style="italic" style:font-name-asian="LinLibertine_R_B-Identity-H" style:font-size-asian="11pt" style:font-style-asian="italic" style:font-name-complex="LinLibertine_R_B-Identity-H" style:font-size-complex="11pt" style:font-style-complex="italic"/>
    </style:style>
    <style:style style:name="T49" style:family="text">
      <style:text-properties fo:language="en" fo:country="US" fo:font-style="italic" fo:font-weight="normal" style:font-name-asian="LinLibertine_RI_B-Identity-H" style:font-size-asian="11pt" style:font-style-asian="italic" style:font-weight-asian="normal" style:font-name-complex="LinLibertine_RI_B-Identity-H" style:font-size-complex="11pt" style:font-style-complex="italic" style:font-weight-complex="normal"/>
    </style:style>
    <style:style style:name="T50" style:family="text">
      <style:text-properties fo:language="en" fo:country="US" fo:font-style="italic" style:font-name-asian="LinLibertine_RI_B-Identity-H" style:font-size-asian="11pt" style:font-style-asian="italic" style:font-name-complex="LinLibertine_RI_B-Identity-H" style:font-size-complex="11pt" style:font-style-complex="italic"/>
    </style:style>
    <style:style style:name="T51" style:family="text">
      <style:text-properties fo:language="en" fo:country="US" fo:font-style="italic" style:font-name-asian="LinLibertine_RI_B-Identity-H" style:font-style-asian="italic" style:font-name-complex="LinLibertine_RI_B-Identity-H" style:font-style-complex="italic"/>
    </style:style>
    <style:style style:name="T52" style:family="text">
      <style:text-properties fo:language="en" fo:country="US" style:font-name-asian="LinLibertine_R_B-Identity-H" style:font-size-asian="13pt" style:font-name-complex="LinLibertine_R_B-Identity-H" style:font-size-complex="13pt"/>
    </style:style>
    <style:style style:name="T53" style:family="text">
      <style:text-properties fo:language="en" fo:country="US" style:font-name-asian="LinLibertine_R_B-Identity-H" style:font-name-complex="LinLibertine_R_B-Identity-H"/>
    </style:style>
    <style:style style:name="T54" style:family="text">
      <style:text-properties fo:language="en" fo:country="US" style:font-name-asian="LinLibertine_R_B-Identity-H" style:font-size-asian="11pt" style:font-name-complex="LinLibertine_R_B-Identity-H" style:font-size-complex="11pt"/>
    </style:style>
    <style:style style:name="T55" style:family="text">
      <style:text-properties fo:language="en" fo:country="US" fo:font-weight="bold" style:font-name-asian="LinLibertine_R_B-Identity-H" style:font-weight-asian="bold" style:font-name-complex="LinLibertine_R_B-Identity-H"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style:font-name-asian="LinLibertine_R_B-Identity-H" style:font-size-asian="11pt" style:font-style-asian="normal" style:font-weight-asian="normal" style:font-name-complex="LinLibertine_R_B-Identity-H" style:font-size-complex="11pt" style:font-style-complex="normal" style:font-weight-complex="normal"/>
    </style:style>
    <style:style style:name="T58" style:family="text">
      <style:text-properties fo:font-style="normal" style:font-name-asian="LinLibertine_RI_B-Identity-H" style:font-size-asian="11pt" style:font-style-asian="normal" style:font-name-complex="LinLibertine_RI_B-Identity-H" style:font-size-complex="11pt" style:font-style-complex="normal"/>
    </style:style>
    <style:style style:name="T59" style:family="text">
      <style:text-properties fo:font-style="normal" style:font-name-asian="LinLibertine_R_B-Identity-H" style:font-size-asian="11pt" style:font-style-asian="normal" style:font-name-complex="LinLibertine_R_B-Identity-H" style:font-size-complex="11pt" style:font-style-complex="normal"/>
    </style:style>
    <style:style style:name="T60" style:family="text">
      <style:text-properties fo:font-style="normal" fo:font-weight="bold" style:font-name-asian="LinLibertine_RZ_B-Identity-H" style:font-size-asian="11pt" style:font-style-asian="normal" style:font-weight-asian="bold" style:font-name-complex="LinLibertine_RZ_B-Identity-H" style:font-size-complex="11pt" style:font-style-complex="normal" style:font-weight-complex="bold"/>
    </style:style>
    <style:style style:name="T61" style:family="text">
      <style:text-properties fo:font-weight="bold" style:font-name-asian="LinLibertine_RZ_B-Identity-H" style:font-size-asian="11pt" style:font-weight-asian="bold" style:font-name-complex="LinLibertine_RZ_B-Identity-H" style:font-size-complex="11pt" style:font-weight-complex="bold"/>
    </style:style>
    <style:style style:name="T62" style:family="text">
      <style:text-properties style:font-name="Arial Unicode MS" fo:language="en" fo:country="US" fo:font-style="italic" style:font-name-asian="LinLibertine_RI_B-Identity-H" style:font-style-asian="italic" style:font-name-complex="LinLibertine_RI_B-Identity-H" style:font-style-complex="italic"/>
    </style:style>
    <style:style style:name="T63" style:family="text">
      <style:text-properties style:font-name="Arial Unicode MS" fo:language="en" fo:country="US" fo:font-style="italic" style:font-style-asian="italic" style:font-style-complex="italic"/>
    </style:style>
    <style:style style:name="T64" style:family="text">
      <style:text-properties style:font-name="Arial Unicode MS" fo:language="en" fo:country="US" fo:font-style="italic" fo:font-weight="normal" style:font-name-asian="LinLibertine_RI_B-Identity-H" style:font-size-asian="11pt" style:font-style-asian="italic" style:font-weight-asian="normal" style:font-name-complex="LinLibertine_RI_B-Identity-H" style:font-size-complex="11pt" style:font-style-complex="italic" style:font-weight-complex="normal"/>
    </style:style>
    <style:style style:name="T65" style:family="text">
      <style:text-properties style:font-name="Arial Unicode MS1" fo:language="en" fo:country="US"/>
    </style:style>
    <style:style style:name="T66" style:family="text">
      <style:text-properties style:font-name-asian="LinLibertine_R_B-Identity-H" style:font-size-asian="11pt" style:font-name-complex="LinLibertine_R_B-Identity-H" style:font-size-complex="11pt"/>
    </style:style>
    <style:style style:name="T67" style:family="text">
      <style:text-properties style:font-name-asian="LinLibertine_R_B-Identity-H" style:font-name-complex="LinLibertine_R_B-Identity-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hmann 2015, Thoughts</text:p>
      <text:p text:style-name="P2"/>
      <text:p text:style-name="P2">1. Aktualisierung der Seitenverweise</text:p>
      <text:p text:style-name="P2"/>
      <text:p text:style-name="P1">S. 12:</text:p>
      <text:p text:style-name="P1">Givón (1979c:209)</text:p>
      <text:p text:style-name="P1">[Der Verweis auf Brettschneider ist i.O.; aber die bibl. Angabe wurde aus der Bibliographie getilgt.]</text:p>
      <text:p text:style-name="P1"/>
      <text:p text:style-name="P1">S. 19:</text:p>
      <text:p text:style-name="P1">Zielt auf S. 39, "<text:span text:style-name="T66">Finally, according to an Indo-Europeanist hypothesis of long standing, the final </text:span><text:span text:style-name="T29">-i </text:span><text:span text:style-name="T66">common to the so-called primary verbal desinences is an original deictic particle. While a reconstruction, obviously, does not count as evidence, the other cases clearly show that the development ‘adverb → tense marker’ must be posited as a grammaticalization channel."</text:span></text:p>
      <text:p text:style-name="P3"><text:span text:style-name="T66"/></text:p>
      <text:p text:style-name="P3"><text:span text:style-name="T66">S. 27:</text:span></text:p>
      <text:p text:style-name="P3"><text:span text:style-name="T66">Givón 1979c</text:span></text:p>
      <text:p text:style-name="P3"><text:span text:style-name="T66"/></text:p>
      <text:p text:style-name="P3"><text:span text:style-name="T66">S. 35:</text:span></text:p>
      <text:p text:style-name="P3"><text:span text:style-name="T66">Zielt auf S. 123f, "</text:span><text:span text:style-name="T52">However, in Substandard German this motivation may be absent, and we may have </text:span><text:span text:style-name="T46">Sie tut nicht schlecht kochen</text:span><text:span text:style-name="T52"> instead of the simple </text:span><text:span text:style-name="T46">Sie kocht nicht schlecht</text:span><text:span text:style-name="T52"> (cf. Ronneberger-Sibold 1980:156 and p. 35 above)."</text:span></text:p>
      <text:p text:style-name="P4"><text:span text:style-name="T67"/></text:p>
      <text:p text:style-name="P4"><text:span text:style-name="T67">S. 39:</text:span></text:p>
      <text:p text:style-name="P4"><text:span text:style-name="T67">Givón 1979b ist korrekt.</text:span></text:p>
      <text:p text:style-name="P4"><text:span text:style-name="T67"/></text:p>
      <text:p text:style-name="P4"><text:span text:style-name="T67">S. 42:</text:span></text:p>
      <text:p text:style-name="P4"><text:span text:style-name="T67">No.</text:span></text:p>
      <text:p text:style-name="P4"><text:span text:style-name="T67"/></text:p>
      <text:p text:style-name="P4"><text:span text:style-name="T67">S. 44, Fn. 4:</text:span></text:p>
      <text:p text:style-name="P4"><text:span text:style-name="T67">Zielt auf S. 31, ""In Persian, the auxiliary ‘be’ has been agglutinated to the main verb and now expresses the personal endings of the past tense verb."</text:span></text:p>
      <text:p text:style-name="P4"><text:span text:style-name="T67"/></text:p>
      <text:p text:style-name="P6"><text:span text:style-name="T53">S. 58, Z. 2 v.u., </text:span><text:span text:style-name="T66">Givón (1979: 204 and 1973: 917):</text:span></text:p>
      <text:p text:style-name="P4"><text:span text:style-name="T67">Ändern in:</text:span></text:p>
      <text:p text:style-name="P7"><text:span text:style-name="T53">Givón (l.c. </text:span><text:span text:style-name="T67">and 1973: 917)</text:span></text:p>
      <text:p text:style-name="P4"><text:span text:style-name="T67"/></text:p>
      <text:p text:style-name="P4"><text:span text:style-name="T67">S. 53:</text:span></text:p>
      <text:p text:style-name="P4"><text:span text:style-name="T67">Zielt auf Fn. 29, p. 125.</text:span></text:p>
      <text:p text:style-name="P4"><text:span text:style-name="T67"/></text:p>
      <text:p text:style-name="P4"><text:span text:style-name="T67">S. 63:</text:span></text:p>
      <text:p text:style-name="P4"><text:span text:style-name="T67">Zielt auf S. 92, "In Dyirbal, case marking of determiners (and possessive attributes), besides that of the noun, is obligatory."</text:span></text:p>
      <text:p text:style-name="P4"><text:span text:style-name="T67"/></text:p>
      <text:p text:style-name="P4"><text:span text:style-name="T67">S. 66:</text:span></text:p>
      <text:p text:style-name="P4"><text:span text:style-name="T67">Zielt auf S. 70, "In the end, conjunctions which mark a semantic relation of the subordinate to the main clause are grammaticalized to mere subordinators, as when Latin </text:span><text:span text:style-name="T31">quod</text:span><text:span text:style-name="T67"> and </text:span><text:span text:style-name="T31">quia</text:span><text:span text:style-name="T67"> ‘because’ both fuse into Romance </text:span><text:span text:style-name="T31">que/che</text:span><text:span text:style-name="T67"> ‘that’."</text:span></text:p>
      <text:p text:style-name="P4"><text:span text:style-name="T67"/></text:p>
      <text:p text:style-name="P4"><text:span text:style-name="T67">S. 67:</text:span></text:p>
      <text:p text:style-name="P4"><text:span text:style-name="T67">Zielt auf S. 74, "Japanese has a polyfunctional particle </text:span><text:span text:style-name="T31">no</text:span><text:span text:style-name="T67">. Its former lexical </text:span><text:soft-page-break/><text:span text:style-name="T67">meaning was ‘matter, fact, case’ (Jorden 1962:99). It functions as the grammatical head noun in lexical anaphora, as in E39."</text:span></text:p>
      <text:p text:style-name="P4"><text:span text:style-name="T67"/></text:p>
      <text:p text:style-name="P4"><text:span text:style-name="T67">S. 71:</text:span></text:p>
      <text:p text:style-name="P6"><text:span text:style-name="T53">Zielt auf S. 33, "</text:span><text:span text:style-name="T66">The main source of </text:span><text:span text:style-name="T61">progressive aspect </text:span><text:span text:style-name="T66">conjugations is a periphrastic construction formed with the verb ‘be’ plus a nominalized verb form in some locative dependence.</text:span><text:span text:style-name="T53">"</text:span></text:p>
      <text:p text:style-name="P4"><text:span text:style-name="T67"/></text:p>
      <text:p text:style-name="P4"><text:span text:style-name="T67">S. 78:</text:span></text:p>
      <text:p text:style-name="P4"><text:span text:style-name="T67">Zielt auf S. 74f, die beiden Absätze "</text:span><text:span text:style-name="T31">No</text:span><text:span text:style-name="T67"> may also ..." und "Similar constructions ...".</text:span></text:p>
      <text:p text:style-name="P4"><text:span text:style-name="T67"/></text:p>
      <text:p text:style-name="P4"><text:span text:style-name="T67">S. 81:</text:span></text:p>
      <text:p text:style-name="P4"><text:span text:style-name="T67">Zielt auf S. 78, "A relator R which is to bring about such a relation has to have a governing slot for B and may have a modifying slot for A. The latter can be dispensed with in favor of mere apposition between A and R(B)."</text:span></text:p>
      <text:p text:style-name="P4"><text:span text:style-name="T67"/></text:p>
      <text:p text:style-name="P4"><text:span text:style-name="T67">S. 82:</text:span></text:p>
      <text:p text:style-name="P4"><text:span text:style-name="T67">Austerlitz 1980 (esp. p. 240).</text:span></text:p>
      <text:p text:style-name="P4"><text:span text:style-name="T67">[Da war nichts dran zu ändern.]</text:span></text:p>
      <text:p text:style-name="P4"><text:span text:style-name="T67"/></text:p>
      <text:p text:style-name="P4"><text:span text:style-name="T67">S. 88:</text:span></text:p>
      <text:p text:style-name="P6"><text:span text:style-name="T53">Zielt auf S. S. 100, "</text:span><text:span text:style-name="T66">While </text:span><text:span text:style-name="T29">ad Hannibalem </text:span><text:span text:style-name="T66">in E71.a might eventually be substituted by the mere dative </text:span><text:span text:style-name="T29">Hannibali</text:span><text:span text:style-name="T66">, which would represent a comple­ment, no such choice is available in E72, since dative complements in Italian are constructed with the very same preposition."</text:span></text:p>
      <text:p text:style-name="P4"><text:span text:style-name="T67"/></text:p>
      <text:p text:style-name="P4"><text:span text:style-name="T67">S. 90 m:</text:span></text:p>
      <text:p text:style-name="P4"><text:span text:style-name="T67">Zielt auf S. 99, den ganzen Absatz "The NP </text:span><text:span text:style-name="T31">arbore</text:span><text:span text:style-name="T67"> ..."</text:span></text:p>
      <text:p text:style-name="P4"><text:span text:style-name="T67"/></text:p>
      <text:p text:style-name="P4"><text:span text:style-name="T67">S. 90, Fn. 12:</text:span></text:p>
      <text:p text:style-name="P4"><text:span text:style-name="T67">Cf. p. 161, E3.</text:span></text:p>
      <text:p text:style-name="P4"><text:span text:style-name="T67"/></text:p>
      <text:p text:style-name="P4"><text:span text:style-name="T67">S. 92 o:</text:span></text:p>
      <text:p text:style-name="P4"><text:span text:style-name="T67">Fig. 3.3.a</text:span></text:p>
      <text:p text:style-name="P4"><text:span text:style-name="T67"/></text:p>
      <text:p text:style-name="P4"><text:span text:style-name="T67">S. 92 u:</text:span></text:p>
      <text:p text:style-name="P6"><text:span text:style-name="T53">Zielt auf S. 63, ganzer Absatz "</text:span><text:span text:style-name="T66">The various grammatical factors ...</text:span><text:span text:style-name="T53">".</text:span></text:p>
      <text:p text:style-name="P6"><text:span text:style-name="T53"/></text:p>
      <text:p text:style-name="P6"><text:span text:style-name="T53">S. 92, Fn. 13:</text:span></text:p>
      <text:p text:style-name="P6"><text:span text:style-name="T53">Zielt auf S. 101, "</text:span><text:span text:style-name="T54">in Georgian. Here it is </text:span><text:span text:style-name="T66">particulary noteworthy that while there is nominal agreement in primary cases, the secondary, complex cases are not repeated in the agreement. Recall what was said at the end of §3.4.1.3 on parallelism in the development of agreement and of agglutinative to fusional case affixes.</text:span><text:span text:style-name="T53">"</text:span></text:p>
      <text:p text:style-name="P6"><text:span text:style-name="T53"/></text:p>
      <text:p text:style-name="P6"><text:span text:style-name="T53">S. 94:</text:span></text:p>
      <text:p text:style-name="P6"><text:span text:style-name="T53">Nichts zu ändern.</text:span></text:p>
      <text:p text:style-name="P6"><text:span text:style-name="T53"/></text:p>
      <text:p text:style-name="P6"><text:span text:style-name="T53">S. 100:</text:span></text:p>
      <text:p text:style-name="P6"><text:span text:style-name="T53">Zielt auf S. 88, "The present examples of postpositions governing an NP unmarked for case have been taken from languages which do possess a case </text:span><text:soft-page-break/><text:span text:style-name="T53">paradigm,"</text:span></text:p>
      <text:p text:style-name="P6"><text:span text:style-name="T53"/></text:p>
      <text:p text:style-name="P6"><text:span text:style-name="T53">S. 101:</text:span></text:p>
      <text:p text:style-name="P6"><text:span text:style-name="T53">Comrie (1981b:210f),</text:span></text:p>
      <text:p text:style-name="P6"><text:span text:style-name="T53"/></text:p>
      <text:p text:style-name="P6"><text:span text:style-name="T53">S. 108:</text:span></text:p>
      <text:p text:style-name="P6"><text:span text:style-name="T53">Zielt auf S. 102f, ganzer Absatz ab "</text:span><text:span text:style-name="T54">A typical </text:span><text:span text:style-name="T66">situation is the following ..."</text:span></text:p>
      <text:p text:style-name="P6"><text:span text:style-name="T66"/></text:p>
      <text:p text:style-name="P6"><text:span text:style-name="T53">S. 110:</text:span></text:p>
      <text:p text:style-name="P6"><text:span text:style-name="T53">Zielt auf S. 105, "</text:span><text:span text:style-name="T54">One example occurs in Arosi </text:span><text:span text:style-name="T66">(Capell 1971: 30f). One of its prepositions, viz. </text:span><text:span text:style-name="T29">’ini</text:span><text:span text:style-name="T66">, may be suffixed to the verb, rendering this transitive with respect to the preposition’s complement. Accordingly, it is followed by the verbal object suffix.</text:span><text:span text:style-name="T53">"</text:span></text:p>
      <text:p text:style-name="P6"><text:span text:style-name="T53"/></text:p>
      <text:p text:style-name="P6"><text:span text:style-name="T53">S. 112</text:span></text:p>
      <text:p text:style-name="P6"><text:span text:style-name="T53">Zielt auf S. 37, ganzen Absatz "</text:span><text:span text:style-name="T54">I cannot clarify here ..."</text:span></text:p>
      <text:p text:style-name="P6"><text:span text:style-name="T54"/></text:p>
      <text:p text:style-name="P6"><text:span text:style-name="T54">S. 113:</text:span></text:p>
      <text:p text:style-name="P6"><text:span text:style-name="T54">[selbes Ziel wie eben]</text:span></text:p>
      <text:p text:style-name="P6"><text:span text:style-name="T54"/></text:p>
      <text:p text:style-name="P6"><text:span text:style-name="T54">S. 114:</text:span></text:p>
      <text:p text:style-name="P6"><text:span text:style-name="T54">[selbes Ziel wie auf S. 108]</text:span></text:p>
      <text:p text:style-name="P6"><text:span text:style-name="T54"/></text:p>
      <text:p text:style-name="P6"><text:span text:style-name="T54">S. 118:</text:span></text:p>
      <text:p text:style-name="P6"><text:span text:style-name="T54">Zielt auf S. 88, "</text:span><text:span text:style-name="T53">Thus, the prepositions </text:span><text:span text:style-name="T54">..." bis zum Ende des Absatzes.</text:span></text:p>
      <text:p text:style-name="P6"><text:span text:style-name="T54"/></text:p>
      <text:p text:style-name="P6"><text:span text:style-name="T54">S. 120:</text:span></text:p>
      <text:p text:style-name="P6"><text:span text:style-name="T54">[abermals selbes Ziel wie auf S. 108]</text:span></text:p>
      <text:p text:style-name="P6"><text:span text:style-name="T54"/></text:p>
      <text:p text:style-name="P6"><text:span text:style-name="T53">S. 121:</text:span></text:p>
      <text:p text:style-name="P6"><text:span text:style-name="T53">[nochmals selbes Ziel]</text:span></text:p>
      <text:p text:style-name="P6"><text:span text:style-name="T53"/></text:p>
      <text:p text:style-name="P6"><text:span text:style-name="T53">S. 122:</text:span></text:p>
      <text:p text:style-name="P6"><text:span text:style-name="T53">Zielt auf S. 44f, von "</text:span><text:span text:style-name="T54">At this stage ..." bis S. 45 "... illustrate this stage of the development."</text:span></text:p>
      <text:p text:style-name="P6"><text:span text:style-name="T53"/></text:p>
      <text:p text:style-name="P4"><text:span text:style-name="T67">S. 124:</text:span></text:p>
      <text:p text:style-name="P4"><text:span text:style-name="T67">Zielt auf S. 35, "In the third type of emphasis, the main verb is used as a contrastive topic; and due to its being foregrounded, it needs a substitute in the clause. This function is fulfilled by tun in Standard German, in sentences such as </text:span><text:span text:style-name="T31">Kochen tut sie nicht schlecht</text:span><text:span text:style-name="T67"> (lit. cooking does she not badly). In Non-Standard German, the auxiliary tun has been generalized beyond this context to expressions such as </text:span><text:span text:style-name="T31">sie tut nicht schlecht kochen</text:span><text:span text:style-name="T67"> (cf. p. 124)."</text:span></text:p>
      <text:p text:style-name="P4"><text:span text:style-name="T67"/></text:p>
      <text:p text:style-name="P4"><text:span text:style-name="T67">S. 134:</text:span></text:p>
      <text:p text:style-name="P6"><text:span text:style-name="T53">Zielt auf S. 11f, gesamter Absatz "</text:span><text:span text:style-name="T66">There would seem to exist a way out ..."</text:span></text:p>
      <text:p text:style-name="P6"><text:span text:style-name="T66"/></text:p>
      <text:p text:style-name="P6"><text:span text:style-name="T66">S. 138:</text:span></text:p>
      <text:p text:style-name="P6"><text:span text:style-name="T66">Zielt auf S. 78f, von "The Romance attributor </text:span><text:span text:style-name="T29">de</text:span><text:span text:style-name="T58"> </text:span><text:span text:style-name="T59">..." bis S. 79 "... along these lines."</text:span></text:p>
      <text:p text:style-name="P8"><text:span text:style-name="T66"/></text:p>
      <text:p text:style-name="P8"><text:span text:style-name="T66">S. 139:</text:span></text:p>
      <text:p text:style-name="P6"><text:soft-page-break/><text:span text:style-name="T59">Zielt auf S. 73, "</text:span><text:span text:style-name="T66">Recall that this is certainly not what is at stake in the grammaticalization process leading from E24 to E30.b above. It appears that the opening of an argument position is not something which comes about by grammaticalization.</text:span><text:span text:style-name="T59">"</text:span></text:p>
      <text:p text:style-name="P6"><text:span text:style-name="T59"/></text:p>
      <text:p text:style-name="P6"><text:span text:style-name="T59">S. 142 (a):</text:span></text:p>
      <text:p text:style-name="P6"><text:span text:style-name="T59">Zielt auf S. 147, von "Its further fate may be called </text:span><text:span text:style-name="T60">fossilization</text:span><text:span text:style-name="T57"> ..." bis Ende des Absatzes.</text:span></text:p>
      <text:p text:style-name="P6"><text:span text:style-name="T57"/></text:p>
      <text:p text:style-name="P6"><text:span text:style-name="T57">S. 142 (Quechua):</text:span></text:p>
      <text:p text:style-name="P6"><text:span text:style-name="T57">Zielt auf S. 87, von "</text:span><text:span text:style-name="T53">In Imbabura Quechua</text:span><text:span text:style-name="T38"> ..." bis inkl. E55.</text:span></text:p>
      <text:p text:style-name="P9"><text:span text:style-name="T66"/></text:p>
      <text:p text:style-name="P9"><text:span text:style-name="T66">S. 142 (Hittite):</text:span></text:p>
      <text:p text:style-name="P6"><text:span text:style-name="T57">Zielt auf S. 97-99, den ganzen Abschnitt von "</text:span><text:span text:style-name="T66">According to Indo-Europeanist communis opinio</text:span><text:span text:style-name="T57"> ... bis S. 99 "... the </text:span><text:span text:style-name="T66">adverbial relation by themselves."</text:span></text:p>
      <text:p text:style-name="P6"><text:span text:style-name="T66"/></text:p>
      <text:p text:style-name="P5"><text:span text:style-name="T67">S. 142 (Turkish):</text:span></text:p>
      <text:p text:style-name="P5"><text:span text:style-name="T67">Zielt auf S. 86, den Absatz "Let me begin ...".</text:span></text:p>
      <text:p text:style-name="P5"><text:span text:style-name="T67"/></text:p>
      <text:p text:style-name="P5"><text:span text:style-name="T67">S. 143: Muss lauten:</text:span></text:p>
      <text:p text:style-name="P5"><text:span text:style-name="T67">(ch. 3.2.1.2).</text:span></text:p>
      <text:p text:style-name="P5"><text:span text:style-name="T67"/></text:p>
      <text:p text:style-name="P5"><text:span text:style-name="T67">S. 147 o:</text:span></text:p>
      <text:p text:style-name="P6"><text:span text:style-name="T41">Zielt auf S. 30, Absatz "</text:span><text:span text:style-name="T66">In the Germanic languages</text:span><text:span text:style-name="T42"> ..."</text:span></text:p>
      <text:p text:style-name="P6"><text:span text:style-name="T42"/></text:p>
      <text:p text:style-name="P6"><text:span text:style-name="T42">S. 147 u:</text:span></text:p>
      <text:p text:style-name="P6"><text:span text:style-name="T42">Zielt auf S. 140f, Absatz "This concept of </text:span><text:span text:style-name="T43">demotivation</text:span><text:span text:style-name="T40"> ...</text:span><text:span text:style-name="T38">"</text:span></text:p>
      <text:p text:style-name="P6"><text:span text:style-name="T38"/></text:p>
      <text:p text:style-name="P6"><text:span text:style-name="T38">S. 149 o:</text:span></text:p>
      <text:p text:style-name="P6"><text:span text:style-name="T38">Zielt auf S. 65, Absatz "One feature ..."</text:span></text:p>
      <text:p text:style-name="P6"><text:span text:style-name="T38"/></text:p>
      <text:p text:style-name="P6"><text:span text:style-name="T38">S. 149 u:</text:span></text:p>
      <text:p text:style-name="P6"><text:span text:style-name="T38">Zielt auf S. 99, Absatz "</text:span><text:span text:style-name="T39">Further grammaticalization </text:span><text:span text:style-name="T38"><text:s/>..."</text:span></text:p>
      <text:p text:style-name="P6"><text:span text:style-name="T38"/></text:p>
      <text:p text:style-name="P6"><text:span text:style-name="T38">S. 150:</text:span></text:p>
      <text:p text:style-name="P6"><text:span text:style-name="T38">Zielt auf S. 14, "</text:span><text:span text:style-name="T39">Take, for instance,</text:span><text:span text:style-name="T38"> ..." bis Ende des Absatzes.</text:span></text:p>
      <text:p text:style-name="P6"><text:span text:style-name="T38"/></text:p>
      <text:p text:style-name="P6"><text:span text:style-name="T38">S. 152:</text:span></text:p>
      <text:p text:style-name="P6"><text:span text:style-name="T38">Zielt auf S. 72, "Modern Portuguese ..."</text:span></text:p>
      <text:p text:style-name="P6"><text:span text:style-name="T38"/></text:p>
      <text:p text:style-name="P6"><text:span text:style-name="T38">S. 153 o:</text:span></text:p>
      <text:p text:style-name="P6"><text:span text:style-name="T38">Zielt auf S. 42, "The Swedish case ..."</text:span></text:p>
      <text:p text:style-name="P6"><text:span text:style-name="T38"/></text:p>
      <text:p text:style-name="P6"><text:span text:style-name="T38">S. 153 u:</text:span></text:p>
      <text:p text:style-name="P6"><text:span text:style-name="T38">Zielt auf S. 14, "which </text:span><text:span text:style-name="T66">conditions ..." bis Ende des Absatzes.</text:span></text:p>
      <text:p text:style-name="P6"><text:span text:style-name="T66"/></text:p>
      <text:p text:style-name="P6"><text:span text:style-name="T66">S. 154 (a):</text:span></text:p>
      <text:p text:style-name="P6"><text:span text:style-name="T66">Zielt auf S. 59 "</text:span><text:span text:style-name="T53">Greenberg (1978</text:span><text:span text:style-name="T54"> .."</text:span></text:p>
      <text:p text:style-name="P6"><text:span text:style-name="T54"/></text:p>
      <text:p text:style-name="P6"><text:span text:style-name="T54">S. 154 (b):</text:span></text:p>
      <text:p text:style-name="P6"><text:span text:style-name="T54">Zielt auf S. 141, "</text:span><text:span text:style-name="T53">Vincent (1980</text:span><text:span text:style-name="T54"> ..." bis Ende des Absatzes.</text:span></text:p>
      <text:p text:style-name="P6"><text:span text:style-name="T54"/></text:p>
      <text:p text:style-name="P6"><text:soft-page-break/><text:span text:style-name="T54">S. 155 (a):</text:span></text:p>
      <text:p text:style-name="P6"><text:span text:style-name="T54">Zielt auf S. 12, "Li &amp; Thompson (1974) ...".</text:span></text:p>
      <text:p text:style-name="P6"><text:span text:style-name="T54"/></text:p>
      <text:p text:style-name="P6"><text:span text:style-name="T54">S. 155 (b):</text:span></text:p>
      <text:p text:style-name="P6"><text:span text:style-name="T54">Zielt auf S. 12f, "However, if we take ..." bis Ende des Absatzes.</text:span></text:p>
      <text:p text:style-name="P6"><text:span text:style-name="T54"/></text:p>
      <text:p text:style-name="P6"><text:span text:style-name="T54">S. 155 (c):</text:span></text:p>
      <text:p text:style-name="P6"><text:span text:style-name="T54">Zielt auf S. 63, "</text:span><text:span text:style-name="T53">The various grammatical factors</text:span><text:span text:style-name="T54"> ..." bis "... of nominal words."</text:span></text:p>
      <text:p text:style-name="P6"><text:span text:style-name="T54"/></text:p>
      <text:p text:style-name="P6"><text:span text:style-name="T54">S. 155 (d):</text:span></text:p>
      <text:p text:style-name="P6"><text:span text:style-name="T54">Zielt auf S. 33f, "</text:span><text:span text:style-name="T53">For </text:span><text:span text:style-name="T55">habitual aspect </text:span><text:span text:style-name="T44">..." bis S. 34 "... verb marker of habitual aspect."</text:span></text:p>
      <text:p text:style-name="P10"><text:span text:style-name="T54"/></text:p>
      <text:p text:style-name="P6"><text:span text:style-name="T54">S. 155 (e):</text:span></text:p>
      <text:p text:style-name="P6"><text:span text:style-name="T54">Zielt auf S. 124, Absatz "However, at the Latin ..."</text:span></text:p>
      <text:p text:style-name="P6"><text:span text:style-name="T38"/></text:p>
      <text:p text:style-name="P6"><text:span text:style-name="T38">S. 165:</text:span></text:p>
      <text:p text:style-name="P6"><text:span text:style-name="T38">Zielt auf S. 89, "</text:span><text:span text:style-name="T39">As an alternative to</text:span><text:span text:style-name="T38"> ..."</text:span></text:p>
      <text:p text:style-name="P6"><text:span text:style-name="T38"/></text:p>
      <text:p text:style-name="P6"><text:span text:style-name="T38">S. 168:</text:span></text:p>
      <text:p text:style-name="P6"><text:span text:style-name="T38">Zielt auf S. 36, "</text:span><text:span text:style-name="T39">When it has become</text:span><text:span text:style-name="T38"> ..." bis Ende des Absatzes.</text:span></text:p>
      <text:p text:style-name="P6"><text:span text:style-name="T38"/></text:p>
      <text:p text:style-name="P6"><text:span text:style-name="T38">S. 169:</text:span></text:p>
      <text:p text:style-name="P6"><text:span text:style-name="T38">Zielt auf S. 96, Absatz "The adverb </text:span><text:span text:style-name="T49">ut̯iŋka</text:span><text:span text:style-name="T38"> ..."</text:span></text:p>
      <text:p text:style-name="P6"><text:span text:style-name="T38"/></text:p>
      <text:p text:style-name="P6"><text:span text:style-name="T38">S. 170:</text:span></text:p>
      <text:p text:style-name="P6"><text:span text:style-name="T38">Zielt auf S. 44, "</text:span><text:span text:style-name="T39">While full personal</text:span><text:span text:style-name="T38"> ..." bis Ende des Absatzes.</text:span></text:p>
      <text:p text:style-name="P6"><text:span text:style-name="T38"/></text:p>
      <text:p text:style-name="P6"><text:span text:style-name="T38">S. 171:</text:span></text:p>
      <text:p text:style-name="P6"><text:span text:style-name="T38">Zielt auf S. 39, "</text:span><text:span text:style-name="T39">Adverbs which are</text:span><text:span text:style-name="T38"> ..."</text:span></text:p>
      <text:p text:style-name="P6"><text:span text:style-name="T38"/></text:p>
      <text:p text:style-name="P6"><text:span text:style-name="T38">S. 178 (adpositions):</text:span></text:p>
      <text:p text:style-name="P6"><text:span text:style-name="T38">[selbes Ziel wie S. 108]</text:span></text:p>
      <text:p text:style-name="P6"><text:span text:style-name="T38"/></text:p>
      <text:p text:style-name="P6"><text:span text:style-name="T38">S. 178 (cases):</text:span></text:p>
      <text:p text:style-name="P6"><text:span text:style-name="T38">Zielt auf S. 120f, ganzen Absatz "More generally ...".</text:span></text:p>
      <text:p text:style-name="P6"><text:span text:style-name="T38"/></text:p>
      <text:p text:style-name="P6"><text:span text:style-name="T38">S. 179:</text:span></text:p>
      <text:p text:style-name="P6"><text:span text:style-name="T38">Zielt auf S. 106, "In Vedic, ..." inkl. E78.</text:span></text:p>
      <text:p text:style-name="P6"><text:span text:style-name="T38"/></text:p>
      <text:p text:style-name="P6"><text:span text:style-name="T38">S. 180:</text:span></text:p>
      <text:p text:style-name="P6"><text:span text:style-name="T38">Zielt auf S. 43, "</text:span><text:span text:style-name="T39">We see that personal </text:span><text:span text:style-name="T38">..." bis "... first and second person pronouns."</text:span></text:p>
      <text:p text:style-name="P6"><text:span text:style-name="T38"/></text:p>
      <text:p text:style-name="P6"><text:span text:style-name="T38">S. 181:</text:span></text:p>
      <text:p text:style-name="P6"><text:span text:style-name="T38">Zielt auf S. 135f, ganzen Absatz "The comparison of two signs ..."</text:span></text:p>
      <text:p text:style-name="P6"><text:span text:style-name="T38"/></text:p>
      <text:p text:style-name="P6"><text:span text:style-name="T38">S. 182:</text:span></text:p>
      <text:p text:style-name="P6"><text:span text:style-name="T38">Zielt auf S. 161f, ganzen Absatz "Examples E2 und E3 ...".</text:span></text:p>
      <text:p text:style-name="P6"><text:span text:style-name="T38"/></text:p>
      <text:p text:style-name="P6"><text:span text:style-name="T38">S. 187 o:</text:span></text:p>
      <text:p text:style-name="P6"><text:span text:style-name="T38">Zielt auf S. 77, Absatz "</text:span><text:span text:style-name="T39">On the basis of the facts </text:span><text:span text:style-name="T38"><text:s/>..."</text:span></text:p>
      <text:p text:style-name="P6"><text:soft-page-break/><text:span text:style-name="T38"/></text:p>
      <text:p text:style-name="P6"><text:span text:style-name="T38">S. 187 u:</text:span></text:p>
      <text:p text:style-name="P6"><text:span text:style-name="T38">Zielt auf S. 6, "One point which ..." bis Ende des Absatzes.</text:span></text:p>
      <text:p text:style-name="P6"><text:span text:style-name="T38"/></text:p>
      <text:p text:style-name="P14"><text:span text:style-name="T67">2. Vorläufige Korrekturlektüre</text:span></text:p>
      <text:p text:style-name="P11"><text:span text:style-name="T67">Bei der Gelegenheit habe ich noch einige weitere Stellen im PDF bemerkt, die anders sein sollten. Das folgende ist aber keine systematische Korrektur­lektüre.</text:span></text:p>
      <text:p text:style-name="P11"><text:span text:style-name="T67"/></text:p>
      <text:p text:style-name="P11"><text:span text:style-name="T67">P. i: Da sollte noch stehen: Third edition</text:span></text:p>
      <text:p text:style-name="P11"><text:span text:style-name="T67"/></text:p>
      <text:p text:style-name="P11"><text:span text:style-name="T67">P. iii, v: Ich glaube nicht, daß die beiden Vorwörter Kapitelnummern bekommen sollten; diese Numerierung konfligiert dann ja mit der eigentlichen Kapitelzählung. Aber wenn Sie das durchaus gut finden, muss die Überschrift wohl "Prefaces" lauten.</text:span></text:p>
      <text:p text:style-name="P11"><text:span text:style-name="T67"/></text:p>
      <text:p text:style-name="P11"><text:span text:style-name="T67">Und wenn Sie mit dem zweiten Vorwort schon keine neue Seite anfangen, sollte der Durchschuss darüber eine Zeile mehr sein.</text:span></text:p>
      <text:p text:style-name="P11"><text:span text:style-name="T67"/></text:p>
      <text:p text:style-name="P11"><text:span text:style-name="T67">P. viif: Die originale Abkürzungsliste, mit Arrangement der Abkürzung und deren Ausbuchstabierung in verschiedenen Spalten, ist besser lesbar.</text:span></text:p>
      <text:p text:style-name="P11"><text:span text:style-name="T67"/></text:p>
      <text:p text:style-name="P11"><text:span text:style-name="T67">Und warum ist die ganze Abkürzungstabelle nach rechts eingerückt? Das ist erstens grundsätzlich dysfunktional und führt zweitens zu dem Fehler beim Eintrag POSS.</text:span></text:p>
      <text:p text:style-name="P11"><text:span text:style-name="T67"/></text:p>
      <text:p text:style-name="P11"><text:span text:style-name="T67">S. x:</text:span></text:p>
      <text:p text:style-name="P11"><text:span text:style-name="T67">Auf S. v des Ms. folgte hier der Prospect of volume II. Den kann man nicht einfach weglassen. Er wird erstens im Vorwort erwähnt; und zweitens gibt es im Text Verweise auf diese Kapitel.</text:span></text:p>
      <text:p text:style-name="P11"><text:span text:style-name="T67"/></text:p>
      <text:p text:style-name="P11"><text:span text:style-name="T67">S. 15, Fig. 2.1:</text:span></text:p>
      <text:p text:style-name="P11"><text:span text:style-name="T67">Da waren Fehler im Ms.:</text:span></text:p>
      <text:p text:style-name="P11"><text:span text:style-name="T67">1) Die Substantive in der ersten Reihe sind klein zu schreiben.</text:span></text:p>
      <text:p text:style-name="P11"><text:span text:style-name="T67">2) Auch von 'loss' gibt es einen Pfeil nach oben.</text:span></text:p>
      <text:p text:style-name="P11"><text:span text:style-name="T67">3) Die geschweifte Klammer unter der Reihe 'phase' schließt sämtliche Phasen ein, wie in der jetzt gelieferten Vorlage zu sehen.</text:span></text:p>
      <text:p text:style-name="P11"><text:span text:style-name="T67"/></text:p>
      <text:p text:style-name="P11"><text:span text:style-name="T67">P. 44f, E9:</text:span></text:p>
      <text:p text:style-name="P11"><text:span text:style-name="T67">1) Das Beispiel ist hinter k°à = PL abzuteilen, um die Verbform nicht zu zerreißen.</text:span></text:p>
      <text:p text:style-name="P11"><text:span text:style-name="T67">2) Hinter den syntaktischen Funktionen der Indices fehlt jeweils der Punkt, also ABS., IO., ERG. Zudem: give.DYN.</text:span></text:p>
      <text:p text:style-name="P11"><text:span text:style-name="T67"/></text:p>
      <text:p text:style-name="P11"><text:span text:style-name="T67">P. 46 et pass.:</text:span></text:p>
      <text:p text:style-name="P11"><text:span text:style-name="T67">In einer Aufzählung wie dieser hier (von (i) bis (iv)) den Durchschuss zwischen den Zeilen zu erhöhen ist kein gutes Layout.</text:span></text:p>
      <text:p text:style-name="P11"><text:span text:style-name="T67"/></text:p>
      <text:p text:style-name="P11"><text:span text:style-name="T67">P. 51, "Most of these examples ...":</text:span></text:p>
      <text:p text:style-name="P11"><text:span text:style-name="T67">Die Zeile ist verrutscht. Sie ist links nicht ein- und rechts nicht auszurücken.</text:span></text:p>
      <text:p text:style-name="P11"><text:span text:style-name="T67"/></text:p>
      <text:p text:style-name="P11"><text:span text:style-name="T67">S. 59, ") - removed since we can rely on Figure ⁇hat":</text:span></text:p>
      <text:p text:style-name="P11"><text:span text:style-name="T67">What</text:span></text:p>
      <text:p text:style-name="P11"><text:span text:style-name="T67"/></text:p>
      <text:p text:style-name="P11"><text:span text:style-name="T67">S. 67, E27:</text:span></text:p>
      <text:p text:style-name="P11"><text:span text:style-name="T67">Zuordnung von Text und interlinearer Glosse ist kaputt gegangen.</text:span></text:p>
      <text:p text:style-name="P11"><text:soft-page-break/><text:span text:style-name="T67"/></text:p>
      <text:p text:style-name="P11"><text:span text:style-name="T67">S. 83, E49.a:</text:span></text:p>
      <text:p text:style-name="P11"><text:span text:style-name="T67">Layout ist vollständig kaputt.</text:span></text:p>
      <text:p text:style-name="P11"><text:span text:style-name="T67"><text:s text:c="4"/>b - d: Kursivsatz falsch angewandt.</text:span></text:p>
      <text:p text:style-name="P11"><text:span text:style-name="T67"/></text:p>
      <text:p text:style-name="P11"><text:span text:style-name="T67">S. 84, Fig. 3.3:</text:span></text:p>
      <text:p text:style-name="P11"><text:span text:style-name="T67">Durchschuss über der "caption" ist zu groß.</text:span></text:p>
      <text:p text:style-name="P11"><text:span text:style-name="T67"/></text:p>
      <text:p text:style-name="P11"><text:span text:style-name="T67">S. 96, E65, E65' "</text:span><text:span text:style-name="T31">ui</text:span><text:span text:style-name="T29">ŋ</text:span><text:span text:style-name="T31">ka</text:span><text:span text:style-name="T67">"; <text:s/>"</text:span><text:span text:style-name="T66">The adverb </text:span><text:span text:style-name="T29">uiŋka ... ui</text:span><text:span text:style-name="T32">"</text:span></text:p>
      <text:p text:style-name="P12"><text:span text:style-name="T30">ut</text:span><text:span text:style-name="T30">̯</text:span><text:span text:style-name="T30">iŋka ; </text:span><text:span text:style-name="T28">The adverb </text:span><text:span text:style-name="T30">ut</text:span><text:span text:style-name="T30">̯</text:span><text:span text:style-name="T30">iŋka</text:span><text:span text:style-name="T28"> ... ut</text:span><text:span text:style-name="T28">̯</text:span><text:span text:style-name="T28">i</text:span></text:p>
      <text:p text:style-name="P11"><text:span text:style-name="T67">[Das muss eigentlich das phonetische Diakritikum für dentale Artikulation sein; aber das finde ich im Unicode nicht.]</text:span></text:p>
      <text:p text:style-name="P11"><text:span text:style-name="T67"/></text:p>
      <text:p text:style-name="P11"><text:span text:style-name="T67">S. 97, Fig. 3.4:</text:span></text:p>
      <text:p text:style-name="P11"><text:span text:style-name="T67">Der Durchschuss über dem Schema kann nicht kleiner sein als der über der zu ihm gehörigen Caption.</text:span></text:p>
      <text:p text:style-name="P11"><text:span text:style-name="T67"/></text:p>
      <text:p text:style-name="P11"><text:span text:style-name="T67">S. 114:</text:span></text:p>
      <text:p text:style-name="P11"><text:span text:style-name="T67">Der Absatz "A coverb may ..." ist fehlplaziert. Er gehört nicht über, sondern unter Figure 3.5.</text:span></text:p>
      <text:p text:style-name="P11"><text:span text:style-name="T67"/></text:p>
      <text:p text:style-name="P11"><text:span text:style-name="T67"><text:s text:c="4"/>Fig. 3.5:</text:span></text:p>
      <text:p text:style-name="P11"><text:span text:style-name="T67">1) Die Überschrift STAGE muss mit ihrer eigenen Spalte (den römischen Zahlen) linksbündig sein.</text:span></text:p>
      <text:p text:style-name="P11"><text:span text:style-name="T67">2) Die Spalte, die die arabischen Ziffern und die Kleinbuchstaben enthält, muss an die erste Spalte stoßen, derart dass "III.a" keinen Zwischenraum enthält. Dann wird auch klar, dass die Überschrift STAGE für diese beiden Spalten zusammen gilt.</text:span></text:p>
      <text:p text:style-name="P11"><text:span text:style-name="T67"/></text:p>
      <text:p text:style-name="P11"><text:span text:style-name="T67">S. 115, Figure 3.6:</text:span></text:p>
      <text:p text:style-name="P11"><text:span text:style-name="T67">1) </text:span><text:span text:style-name="T31">verb-bound</text:span><text:span text:style-name="T67"> muss kursiv sein.</text:span></text:p>
      <text:p text:style-name="P11"><text:span text:style-name="T67">2) </text:span><text:span text:style-name="T31">noun-bound</text:span><text:span text:style-name="T67"> und </text:span><text:span text:style-name="T31">verb-bound</text:span><text:span text:style-name="T67"> sollten beide näher an ihre senkrechten Linien gerückt werden.</text:span></text:p>
      <text:p text:style-name="P11"><text:span text:style-name="T67"/></text:p>
      <text:p text:style-name="P11"><text:span text:style-name="T67">S. 120, Figure 3.7:</text:span></text:p>
      <text:p text:style-name="P11"><text:span text:style-name="T67">Bitte Layout etwas mehr am Ms. orientieren; da ließe sich viel Platz in der Vertikalen sparen. Zudem ist der Durchschuss über der Caption zu groß.</text:span></text:p>
      <text:p text:style-name="P11"><text:span text:style-name="T67"/></text:p>
      <text:p text:style-name="P11"><text:span text:style-name="T67">S. 153, "And on 1959: 492:"</text:span></text:p>
      <text:p text:style-name="P11"><text:span text:style-name="T67">Entweder:</text:span></text:p>
      <text:p text:style-name="P11"><text:span text:style-name="T67"><text:tab/>And on p. 492</text:span></text:p>
      <text:p text:style-name="P11"><text:span text:style-name="T67">[wie im Ms.]</text:span></text:p>
      <text:p text:style-name="P11"><text:span text:style-name="T67">oder, wenn das nicht gefällt:</text:span></text:p>
      <text:p text:style-name="P11"><text:span text:style-name="T67"><text:tab/>And o.c. 492:</text:span></text:p>
      <text:p text:style-name="P11"><text:span text:style-name="T67"/></text:p>
      <text:p text:style-name="P11"><text:span text:style-name="T67">S. 156, "upon Traugott (1980a":</text:span></text:p>
      <text:p text:style-name="P11"><text:span text:style-name="T67">upon Traugott's (1980</text:span></text:p>
      <text:p text:style-name="P11"><text:span text:style-name="T67"/></text:p>
      <text:p text:style-name="P11"><text:span text:style-name="T67"><text:tab/>"</text:span><text:span text:style-name="T66">or, more detailed (1980: 47):</text:span><text:span text:style-name="T66">"</text:span></text:p>
      <text:p text:style-name="P11"><text:span text:style-name="T66">or, more detailed (p. 54):</text:span></text:p>
      <text:p text:style-name="P11"><text:span text:style-name="T66">[beides wie im Ms.]</text:span></text:p>
      <text:p text:style-name="P11"><text:span text:style-name="T66"/></text:p>
      <text:p text:style-name="P11"><text:soft-page-break/><text:span text:style-name="T66">S. 176, Table 4.3:</text:span></text:p>
      <text:p text:style-name="P11"><text:span text:style-name="T66">Wenn die Schrift um einen Punkt Cicero kleiner wäre, hätte man weniger Platzprobleme.</text:span></text:p>
      <text:p text:style-name="P11"><text:span text:style-name="T66">Die dritte Kolumne (die mit den Gedankenstrichen) sollte an die vierte stoßen (jeder der Prozesse steht inmitten eines Pfeils). Dann kann man die zweite Kolumne ein paar Millimeter breiter machen.</text:span></text:p>
      <text:p text:style-name="P11"><text:span text:style-name="T67"/></text:p>
      <text:p text:style-name="P11"><text:span text:style-name="T67">S. 182, "</text:span><text:span text:style-name="T66">Sanskrit and wn</text:span><text:span text:style-name="T66">"</text:span></text:p>
      <text:p text:style-name="P12">Sanskrit and Ọwọn</text:p>
      <text:p text:style-name="P11"><text:span text:style-name="T67"/></text:p>
      <text:p text:style-name="P11"><text:span text:style-name="T67">S. 189, Fig. 4.3:</text:span></text:p>
      <text:p text:style-name="P11"><text:span text:style-name="T67">[auf halber Höhe:] syntagmatic variability of Y [alles fett]</text:span></text:p>
      <text:p text:style-name="P11"><text:span text:style-name="T67">In der Zeile darunter sind die senkrechten Linien zu lang. Da könnte man einfach Unicode x2502 nehmen.</text:span></text:p>
      <text:p text:style-name="P11"><text:span text:style-name="T67">Die Linien der beiden Keile "syntagmatic variability of Z as to X" und "syntagmatic variability of Y" sollten eigentlich doppelt so fett wie die anderen sein.</text:span></text:p>
      <text:p text:style-name="P11"><text:span text:style-name="T67">Zudem sollte das linke untere Drittel des letzteren Keiles (unter "as to Z") gestrichelt sein.</text:span></text:p>
      <text:p text:style-name="P11"><text:span text:style-name="T67"><text:s/>[Beides habe ich im Ms. nicht geschafft.]</text:span></text:p>
      <text:p text:style-name="P11"><text:span text:style-name="T67"/></text:p>
      <text:p text:style-name="P11"><text:span text:style-name="T67">S. 191-201: Es stimmt nicht nur die initiale Großschreibung nicht. Auch der Kursivsatz von Titeln selbständiger Publikationen ist inkonsistent angewandt.</text:span></text:p>
      <text:p text:style-name="P11"><text:span text:style-name="T67"/></text:p>
      <text:p text:style-name="P11"><text:span text:style-name="T67">Die bibliographischen Angaben von Sammelbandaufsätzen sind (nach dem Muster von Benjamins) unlogisch: Auf Herausgeber und Titel des Sammelbandes folgen nicht die übrigen bibl. Angaben desselben, sondern merkwürdigerweise erstmal die Seiten, die der betreffende Aufsatz belegt. Dann kommen wir zurück zum Sammelband und erfahren dessen Ort und Verlag. Das ist an sich schon konfus. Bei solchen Sammelbänden, die einen eigenen Eintrag in der Bibliographie haben, führt es im Eintrag der enthaltenen Aufsätze zu der grotesken Konsequenz, dass der Sammelband zwar bloß als Kurzverweis angegeben wird (was der ganze Sinn des separaten Eintrags des Sammelbands war), auf die Seiten des Aufsatzes dann jedoch noch einmal Ort und Verlag des Sammelbandes folgen; als ob es nicht genügte, dass diese in dem Eintrag des Sammelbandes angegeben sind.</text:span></text:p>
      <text:p text:style-name="P11"><text:span text:style-name="T67">Noch eigenartiger ist diese bibl. Angabe:</text:span></text:p>
      <text:p text:style-name="P13"><text:span text:style-name="T67">Givón, Talmy. 1978. Definiteness and referentiality. In Joseph H Greenberg (ed.), </text:span><text:span text:style-name="T67">vol. 4, 291–330. 4 vols. Stanford: Stanford University Press.</text:span></text:p>
      <text:p text:style-name="P11"><text:span text:style-name="T67"/></text:p>
      <text:p text:style-name="P11"><text:span text:style-name="T67">Die korrekte Form des bibliographischen Eintrags eines Sammelbandaufsatzes (wie man sie z.B. in Comrie 1981, </text:span><text:span text:style-name="T31">Language Universals</text:span><text:span text:style-name="T67">, bei B. Blackwell findet) ist angegeben auf:</text:span></text:p>
      <text:p text:style-name="P11"><text:span text:style-name="T67">http://www.christianlehmann.eu/ling/epistemology/techniques/redaction/publishers_typesetting_idiosyncrasies.html</text:span></text:p>
      <text:p text:style-name="P11"><text:span text:style-name="T67">#7.</text:span></text:p>
      <text:p text:style-name="P11"><text:span text:style-name="T67"/></text:p>
      <text:p text:style-name="P11"><text:span text:style-name="T67">S. 192:</text:span></text:p>
      <text:p text:style-name="P11"><text:span text:style-name="T67">[fehlender Eintrag:]</text:span></text:p>
      <text:p text:style-name="P11"><text:span text:style-name="T67">Brettschneider, Gunter 1980, "Zur Typologie komplexer Sätze." Brettschneider &amp; Lehmann (eds.) 1980: 192-198.</text:span></text:p>
      <text:p text:style-name="P11"><text:span text:style-name="T67"/></text:p>
      <text:p text:style-name="P11"><text:soft-page-break/><text:span text:style-name="T67">S. 193:</text:span></text:p>
      <text:p text:style-name="P11"><text:span text:style-name="T67">Givón 1975: total kaputt.</text:span></text:p>
      <text:p text:style-name="P11"><text:span text:style-name="T67"/></text:p>
      <text:p text:style-name="P11"><text:span text:style-name="T67">P. 198, Qvonje, Jørn</text:span></text:p>
      <text:p text:style-name="P11"><text:span text:style-name="T67"/></text:p>
      <text:p text:style-name="P11"><text:span text:style-name="T67">Zudem sind in zahlreichen Beispielen, insbesondere aus dem Mandarin, die Kombinationen von Buchstabe mit Diakritikum kaputtgegangen bzw. eliminiert worden.</text:span></text:p>
      <text:p text:style-name="P11"><text:span text:style-name="T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LinLibertine_RI_B-Identity-H" svg:font-family="LinLibertine_RI_B-Identity-H"/>
    <style:font-face style:name="LinLibertine_RZ_B-Identity-H" svg:font-family="LinLibertine_RZ_B-Identity-H"/>
    <style:font-face style:name="LinLibertine_R_B-Identity-H" svg:font-family="LinLibertine_R_B-Identity-H"/>
    <style:font-face style:name="Lohit Marathi1" svg:font-family="'Lohit Marathi'"/>
    <style:font-face style:name="Liberation Serif1" svg:font-family="'Liberation Serif'" style:font-family-generic="roman"/>
    <style:font-face style:name="Arial Unicode MS" svg:font-family="'Arial Unicode MS'" style:font-family-generic="swiss"/>
    <style:font-face style:name="Arial Unicode MS2" svg:font-family="'Arial Unicode MS'" style:font-adornments="Standard" style:font-family-generic="swiss"/>
    <style:font-face style:name="Tahoma" svg:font-family="Tahoma"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Arial Unicode MS1" svg:font-family="'Arial Unicode MS'" style:font-adornments="Standard"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Marathi" style:font-size-complex="12pt" style:language-complex="hi" style:country-complex="IN" fo:hyphenate="false" fo:hyphenation-remain-char-count="3" fo:hyphenation-push-char-count="3"/>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erif1" fo:font-size="12pt" style:font-name-asian="AR PL SungtiL GB" style:font-size-asian="14pt" style:font-name-complex="Lohit Marath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Marath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Marathi1"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Lohit Marathi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a" style:num-letter-sync="true">
        <style:list-level-properties text:space-before="3.175cm" text:min-label-width="0.635cm"/>
      </text:list-level-style-number>
      <text:list-level-style-number text:level="6" style:num-prefix="(" style:num-suffix=")" style:num-format="i">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a" style:num-letter-sync="true">
        <style:list-level-properties text:space-before="5.08cm" text:min-label-width="0.635cm"/>
      </text:list-level-style-number>
      <text:list-level-style-number text:level="9"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Lehmann</meta:initial-creator>
    <meta:creation-date>2015-07-07T18:19:20.003758325</meta:creation-date>
    <dc:date>2015-07-08T20:25:20.87</dc:date>
    <dc:creator>Christian Lehmann</dc:creator>
    <meta:editing-duration>PT10H56M20S</meta:editing-duration>
    <meta:editing-cycles>17</meta:editing-cycles>
    <meta:generator>OpenOffice.org/3.3$Win32 OpenOffice.org_project/330m20$Build-9567</meta:generator>
    <meta:document-statistic meta:table-count="0" meta:image-count="0" meta:object-count="0" meta:page-count="10" meta:paragraph-count="228" meta:word-count="2270" meta:character-count="13245"/>
  </office:meta>
</office:document-meta>
</file>